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535cm" fo:min-width="2.285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3.937cm" svg:x="7.22cm" svg:y="1.226cm">
          <text:p text:style-name="P1">Midg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429cm" svg:height="1.651cm" svg:x="0.997cm" svg:y="3.001cm">
          <text:p text:style-name="P1">Wher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29cm" svg:height="1.651cm" svg:x="4.688cm" svg:y="7.265cm">
          <text:p text:style-name="P1">Scream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29cm" svg:height="1.651cm" svg:x="10.673cm" svg:y="7.252cm">
          <text:p text:style-name="P1">timeser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29cm" svg:height="1.651cm" svg:x="13.951cm" svg:y="3.00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22cm" svg:y1="3.195cm" svg:x2="4.426cm" svg:y2="3.826cm" draw:start-shape="id1" draw:start-glue-point="6" draw:end-shape="id2" svg:d="M7220 3195l-2794 631" svg:viewBox="0 0 2795 632">
          <text:p/>
        </draw:connector>
        <draw:connector draw:style-name="gr3" draw:text-style-name="P3" draw:layer="layout" draw:type="line" svg:x1="7.796cm" svg:y1="4.587cm" svg:x2="6.402cm" svg:y2="7.265cm" draw:start-shape="id1" draw:start-glue-point="7" draw:end-shape="id3" draw:end-glue-point="0" svg:d="M7796 4587l-1394 2678" svg:viewBox="0 0 1395 2679">
          <text:p/>
        </draw:connector>
        <draw:connector draw:style-name="gr3" draw:text-style-name="P3" draw:layer="layout" draw:type="line" svg:x1="10.581cm" svg:y1="4.587cm" svg:x2="12.387cm" svg:y2="7.252cm" draw:start-shape="id1" draw:start-glue-point="9" draw:end-shape="id4" draw:end-glue-point="0" svg:d="M10581 4587l1806 2665" svg:viewBox="0 0 1807 2666">
          <text:p/>
        </draw:connector>
        <draw:connector draw:style-name="gr3" draw:text-style-name="P3" draw:layer="layout" draw:type="line" svg:x1="11.157cm" svg:y1="3.195cm" svg:x2="13.951cm" svg:y2="3.829cm" draw:start-shape="id1" draw:start-glue-point="10" draw:end-shape="id5" svg:d="M11157 3195l2794 634" svg:viewBox="0 0 2795 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4:05:50.028974326</meta:creation-date>
    <dc:date>2019-03-20T14:17:34.201670603</dc:date>
    <meta:editing-duration>PT8M48S</meta:editing-duration>
    <meta:editing-cycles>3</meta:editing-cycles>
    <meta:generator>LibreOffice/5.0.6.2$Linux_X86_64 LibreOffice_project/00m0$Build-2</meta:generator>
    <meta:document-statistic meta:object-count="9"/>
  </office:meta>
</office:document-meta>
</file>